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1cm" fo:margin-right="-1cm" fo:line-height="150%" fo:text-align="center" style:justify-single-word="false" fo:text-indent="0cm" style:auto-text-indent="false" fo:padding-left="0.141cm" fo:padding-right="0.141cm" fo:padding-top="0cm" fo:padding-bottom="0.035cm" fo:border="0.51pt solid #000000"/>
      <style:text-properties fo:font-size="14pt" fo:letter-spacing="0.035cm" style:font-size-asian="14pt"/>
    </style:style>
    <style:style style:name="P2" style:family="paragraph" style:parent-style-name="Standard">
      <style:paragraph-properties fo:margin-left="-1cm" fo:margin-right="-1cm" fo:line-height="150%" fo:text-align="center" style:justify-single-word="false" fo:text-indent="0cm" style:auto-text-indent="false" fo:padding-left="0.141cm" fo:padding-right="0.141cm" fo:padding-top="0cm" fo:padding-bottom="0.035cm" fo:border="0.51pt solid #000000"/>
      <style:text-properties fo:font-size="14pt" fo:letter-spacing="0.035cm" officeooo:paragraph-rsid="000aaf8c" style:font-size-asian="14pt"/>
    </style:style>
    <style:style style:name="P3" style:family="paragraph" style:parent-style-name="Standard">
      <style:paragraph-properties fo:margin-left="-1cm" fo:margin-right="-1cm" fo:line-height="150%" fo:text-align="center" style:justify-single-word="false" fo:text-indent="0cm" style:auto-text-indent="false" fo:padding-left="0.141cm" fo:padding-right="0.141cm" fo:padding-top="0cm" fo:padding-bottom="0.035cm" fo:border="0.51pt solid #000000"/>
      <style:text-properties fo:font-size="14pt" fo:letter-spacing="0.035cm" officeooo:paragraph-rsid="000bf7a4" style:font-size-asian="14pt"/>
    </style:style>
    <style:style style:name="P4" style:family="paragraph" style:parent-style-name="Standard">
      <style:paragraph-properties fo:margin-left="-1cm" fo:margin-right="-1cm" fo:line-height="150%" fo:text-align="center" style:justify-single-word="false" fo:text-indent="0cm" style:auto-text-indent="false" fo:padding-left="0.141cm" fo:padding-right="0.141cm" fo:padding-top="0cm" fo:padding-bottom="0.035cm" fo:border="0.51pt solid #000000"/>
      <style:text-properties fo:font-size="14pt" style:font-size-asian="14pt"/>
    </style:style>
    <style:style style:name="P5" style:family="paragraph" style:parent-style-name="Standard">
      <style:paragraph-properties fo:margin-left="-1cm" fo:margin-right="-1cm" fo:line-height="150%" fo:text-align="center" style:justify-single-word="false" fo:text-indent="0cm" style:auto-text-indent="false" fo:padding-left="0.141cm" fo:padding-right="0.141cm" fo:padding-top="0cm" fo:padding-bottom="0.035cm" fo:border="0.51pt solid #000000"/>
      <style:text-properties fo:font-size="14pt" officeooo:paragraph-rsid="000aaf8c" style:font-size-asian="14pt"/>
    </style:style>
    <style:style style:name="P6" style:family="paragraph" style:parent-style-name="Standard">
      <style:paragraph-properties fo:margin-left="-1cm" fo:margin-right="-1cm" fo:line-height="150%" fo:text-align="center" style:justify-single-word="false" fo:text-indent="0cm" style:auto-text-indent="false" fo:padding-left="0.141cm" fo:padding-right="0.141cm" fo:padding-top="0cm" fo:padding-bottom="0.035cm" fo:border="0.51pt solid #000000"/>
      <style:text-properties fo:font-size="14pt" officeooo:paragraph-rsid="000bf7a4" style:font-size-asian="14pt"/>
    </style:style>
    <style:style style:name="P7" style:family="paragraph" style:parent-style-name="Standard">
      <style:paragraph-properties fo:margin-left="-1cm" fo:margin-right="-1cm" fo:text-indent="0cm" style:auto-text-indent="false"/>
    </style:style>
    <style:style style:name="P8" style:family="paragraph" style:parent-style-name="Standard">
      <style:paragraph-properties fo:margin-left="-1cm" fo:margin-right="-1cm" fo:text-indent="0cm" style:auto-text-indent="false"/>
      <style:text-properties fo:font-size="12pt" style:font-size-asian="12pt"/>
    </style:style>
    <style:style style:name="P9" style:family="paragraph" style:parent-style-name="Standard">
      <style:paragraph-properties fo:margin-left="-1cm" fo:margin-right="-1cm" fo:text-indent="0cm" style:auto-text-indent="false"/>
      <style:text-properties fo:font-size="12pt" officeooo:paragraph-rsid="000aaf8c" style:font-size-asian="12pt"/>
    </style:style>
    <style:style style:name="P10" style:family="paragraph" style:parent-style-name="Standard">
      <style:paragraph-properties fo:margin-left="-1cm" fo:margin-right="-1cm" fo:text-indent="0cm" style:auto-text-indent="false"/>
      <style:text-properties fo:font-size="12pt" officeooo:paragraph-rsid="000bf7a4" style:font-size-asian="12pt"/>
    </style:style>
    <style:style style:name="P11" style:family="paragraph" style:parent-style-name="Standard">
      <style:paragraph-properties fo:margin-left="-1cm" fo:margin-right="-1cm" fo:text-indent="0cm" style:auto-text-indent="false"/>
      <style:text-properties fo:font-size="12pt" officeooo:rsid="000d9e73" style:font-size-asian="12pt"/>
    </style:style>
    <style:style style:name="P12" style:family="paragraph" style:parent-style-name="Standard">
      <style:paragraph-properties fo:margin-left="-1cm" fo:margin-right="-1cm" fo:text-indent="0cm" style:auto-text-indent="false"/>
      <style:text-properties fo:font-size="12pt" officeooo:rsid="000d9e73" officeooo:paragraph-rsid="000d9e73" style:font-size-asian="12pt"/>
    </style:style>
    <style:style style:name="P13" style:family="paragraph" style:parent-style-name="Standard">
      <style:paragraph-properties fo:margin-left="-1cm" fo:margin-right="-1cm" fo:text-indent="0cm" style:auto-text-indent="false"/>
      <style:text-properties fo:font-size="12pt" officeooo:rsid="000f1a20" officeooo:paragraph-rsid="000f1a20" style:font-size-asian="12pt"/>
    </style:style>
    <style:style style:name="P14" style:family="paragraph" style:parent-style-name="Standard">
      <style:paragraph-properties fo:margin-left="-1cm" fo:margin-right="-1cm" fo:text-align="center" style:justify-single-word="false" fo:text-indent="0cm" style:auto-text-indent="false"/>
      <style:text-properties fo:font-size="12pt" officeooo:rsid="0011c63f" officeooo:paragraph-rsid="0011c63f" style:font-size-asian="12pt"/>
    </style:style>
    <style:style style:name="P15" style:family="paragraph" style:parent-style-name="Standard">
      <style:paragraph-properties fo:margin-left="-1cm" fo:margin-right="-1cm" fo:text-indent="0cm" style:auto-text-indent="false"/>
      <style:text-properties fo:font-size="12pt" fo:font-weight="bold" style:font-size-asian="12pt" style:font-weight-asian="bold"/>
    </style:style>
    <style:style style:name="P16" style:family="paragraph" style:parent-style-name="Standard">
      <style:paragraph-properties fo:margin-left="-1cm" fo:margin-right="-1cm" fo:text-indent="0cm" style:auto-text-indent="false"/>
      <style:text-properties fo:font-size="12pt" fo:font-weight="bold" officeooo:paragraph-rsid="000aaf8c" style:font-size-asian="12pt" style:font-weight-asian="bold"/>
    </style:style>
    <style:style style:name="P17" style:family="paragraph" style:parent-style-name="Standard">
      <style:paragraph-properties fo:margin-left="-1cm" fo:margin-right="-1cm" fo:text-indent="0cm" style:auto-text-indent="false"/>
      <style:text-properties fo:font-size="12pt" fo:font-weight="bold" officeooo:paragraph-rsid="000bf7a4" style:font-size-asian="12pt" style:font-weight-asian="bold"/>
    </style:style>
    <style:style style:name="P18" style:family="paragraph" style:parent-style-name="Standard">
      <style:paragraph-properties fo:margin-left="-1cm" fo:margin-right="-1cm" fo:text-align="center" style:justify-single-word="false" fo:text-indent="0cm" style:auto-text-indent="false"/>
      <style:text-properties fo:font-size="12pt" fo:language="zxx" fo:country="none" officeooo:paragraph-rsid="000aaf8c" style:font-size-asian="12pt"/>
    </style:style>
    <style:style style:name="P19" style:family="paragraph" style:parent-style-name="Standard">
      <style:paragraph-properties fo:margin-left="-1cm" fo:margin-right="-1cm" fo:text-align="center" style:justify-single-word="false" fo:text-indent="0cm" style:auto-text-indent="false"/>
      <style:text-properties fo:font-size="12pt" fo:language="zxx" fo:country="none" officeooo:paragraph-rsid="000bf7a4" style:font-size-asian="12pt"/>
    </style:style>
    <style:style style:name="P20" style:family="paragraph" style:parent-style-name="Standard">
      <style:paragraph-properties fo:margin-left="-1cm" fo:margin-right="-1cm" fo:text-indent="0cm" style:auto-text-indent="false">
        <style:tab-stops>
          <style:tab-stop style:position="17.002cm" style:type="right"/>
        </style:tab-stops>
      </style:paragraph-properties>
    </style:style>
    <style:style style:name="P21" style:family="paragraph" style:parent-style-name="Standard">
      <style:paragraph-properties fo:margin-left="-1cm" fo:margin-right="-1cm" fo:text-indent="0cm" style:auto-text-indent="false">
        <style:tab-stops>
          <style:tab-stop style:position="17.002cm" style:type="right"/>
        </style:tab-stops>
      </style:paragraph-properties>
      <style:text-properties officeooo:paragraph-rsid="000aaf8c"/>
    </style:style>
    <style:style style:name="P22" style:family="paragraph" style:parent-style-name="Standard">
      <style:paragraph-properties fo:margin-left="-1cm" fo:margin-right="-1cm" fo:text-indent="0cm" style:auto-text-indent="false">
        <style:tab-stops>
          <style:tab-stop style:position="17.002cm" style:type="right"/>
        </style:tab-stops>
      </style:paragraph-properties>
      <style:text-properties officeooo:paragraph-rsid="000bf7a4"/>
    </style:style>
    <style:style style:name="P23" style:family="paragraph" style:parent-style-name="Standard">
      <style:paragraph-properties fo:margin-left="-1cm" fo:margin-right="-1cm" fo:text-indent="0cm" style:auto-text-indent="false"/>
      <style:text-properties officeooo:paragraph-rsid="000aaf8c"/>
    </style:style>
    <style:style style:name="P24" style:family="paragraph" style:parent-style-name="Standard">
      <style:paragraph-properties fo:margin-left="-1cm" fo:margin-right="-1cm" fo:text-indent="0cm" style:auto-text-indent="false"/>
      <style:text-properties officeooo:paragraph-rsid="000bf7a4"/>
    </style:style>
    <style:style style:name="P25" style:family="paragraph" style:parent-style-name="Standard">
      <style:paragraph-properties fo:margin-left="0cm" fo:margin-right="-1cm" fo:text-indent="0cm" style:auto-text-indent="false"/>
      <style:text-properties fo:font-size="12pt" style:font-size-asian="12pt"/>
    </style:style>
    <style:style style:name="P26" style:family="paragraph" style:parent-style-name="Standard">
      <style:paragraph-properties fo:margin-left="0cm" fo:margin-right="-1cm" fo:text-indent="0cm" style:auto-text-indent="false"/>
      <style:text-properties fo:font-size="12pt" officeooo:paragraph-rsid="000aaf8c" style:font-size-asian="12pt"/>
    </style:style>
    <style:style style:name="P27" style:family="paragraph" style:parent-style-name="Standard">
      <style:paragraph-properties fo:margin-left="0cm" fo:margin-right="-1cm" fo:text-indent="0cm" style:auto-text-indent="false"/>
      <style:text-properties fo:font-size="12pt" officeooo:paragraph-rsid="000bf7a4" style:font-size-asian="12pt"/>
    </style:style>
    <style:style style:name="P28" style:family="paragraph" style:parent-style-name="Heading_20_1">
      <style:paragraph-properties fo:margin-left="-1cm" fo:margin-right="0cm" fo:text-indent="0cm" style:auto-text-indent="false">
        <style:tab-stops>
          <style:tab-stop style:position="17.002cm" style:type="right"/>
        </style:tab-stops>
      </style:paragraph-properties>
    </style:style>
    <style:style style:name="P29" style:family="paragraph" style:parent-style-name="Heading_20_1">
      <style:paragraph-properties fo:margin-left="-1cm" fo:margin-right="0cm" fo:text-indent="0cm" style:auto-text-indent="false">
        <style:tab-stops>
          <style:tab-stop style:position="17.002cm" style:type="right"/>
        </style:tab-stops>
      </style:paragraph-properties>
      <style:text-properties officeooo:paragraph-rsid="000aaf8c"/>
    </style:style>
    <style:style style:name="P30" style:family="paragraph" style:parent-style-name="Heading_20_1">
      <style:paragraph-properties fo:margin-left="-1cm" fo:margin-right="0cm" fo:text-indent="0cm" style:auto-text-indent="false">
        <style:tab-stops>
          <style:tab-stop style:position="17.002cm" style:type="right"/>
        </style:tab-stops>
      </style:paragraph-properties>
      <style:text-properties officeooo:paragraph-rsid="000bf7a4"/>
    </style:style>
    <style:style style:name="P31" style:family="paragraph" style:parent-style-name="Heading_20_2">
      <style:text-properties officeooo:rsid="0011c63f" officeooo:paragraph-rsid="0011c63f"/>
    </style:style>
    <style:style style:name="P32" style:family="paragraph" style:parent-style-name="Heading_20_2">
      <style:text-properties fo:font-size="12pt" officeooo:paragraph-rsid="000bf7a4" style:font-size-asian="12pt"/>
    </style:style>
    <style:style style:name="P33" style:family="paragraph" style:parent-style-name="Standard" style:master-page-name="Standard">
      <style:paragraph-properties fo:margin-left="-1cm" fo:margin-right="-1cm" fo:line-height="150%" fo:text-align="center" style:justify-single-word="false" fo:text-indent="0cm" style:auto-text-indent="false" style:page-number="auto" fo:padding-left="0.141cm" fo:padding-right="0.141cm" fo:padding-top="0cm" fo:padding-bottom="0.035cm" fo:border="0.51pt solid #000000"/>
      <style:text-properties fo:font-size="14pt" fo:letter-spacing="0.035cm" style:font-size-asian="14pt"/>
    </style:style>
    <style:style style:name="P34" style:family="paragraph" style:parent-style-name="Standard" style:master-page-name="Standard">
      <style:paragraph-properties fo:margin-left="-1cm" fo:margin-right="-1cm" fo:line-height="150%" fo:text-align="center" style:justify-single-word="false" fo:text-indent="0cm" style:auto-text-indent="false" style:page-number="auto" fo:padding-left="0.141cm" fo:padding-right="0.141cm" fo:padding-top="0cm" fo:padding-bottom="0.035cm" fo:border="0.51pt solid #000000"/>
      <style:text-properties fo:font-size="14pt" fo:letter-spacing="0.035cm" officeooo:paragraph-rsid="000aaf8c" style:font-size-asian="14pt"/>
    </style:style>
    <style:style style:name="P35" style:family="paragraph" style:parent-style-name="Standard" style:master-page-name="Standard">
      <style:paragraph-properties fo:margin-left="-1cm" fo:margin-right="-1cm" fo:line-height="150%" fo:text-align="center" style:justify-single-word="false" fo:text-indent="0cm" style:auto-text-indent="false" style:page-number="auto" fo:padding-left="0.141cm" fo:padding-right="0.141cm" fo:padding-top="0cm" fo:padding-bottom="0.035cm" fo:border="0.51pt solid #000000"/>
      <style:text-properties fo:font-size="14pt" fo:letter-spacing="0.035cm" officeooo:paragraph-rsid="000bf7a4" style:font-size-asian="14pt"/>
    </style:style>
    <style:style style:name="P36" style:family="paragraph" style:parent-style-name="Standard">
      <style:paragraph-properties fo:margin-left="-1cm" fo:margin-right="-1cm" fo:text-align="center" style:justify-single-word="false" fo:text-indent="0cm" style:auto-text-indent="false"/>
      <style:text-properties officeooo:paragraph-rsid="0015498f"/>
    </style:style>
    <style:style style:name="P37" style:family="paragraph" style:parent-style-name="Standard" style:list-style-name="WW8Num2">
      <style:paragraph-properties fo:margin-left="0cm" fo:margin-right="-1cm" fo:text-indent="0cm" style:auto-text-indent="false"/>
      <style:text-properties fo:font-size="12pt" officeooo:rsid="000d9e73" officeooo:paragraph-rsid="000d9e73" style:font-size-asian="12pt"/>
    </style:style>
    <style:style style:name="P38" style:family="paragraph" style:parent-style-name="Standard" style:list-style-name="WW8Num2">
      <style:paragraph-properties fo:margin-left="0cm" fo:margin-right="-1cm" fo:text-indent="0cm" style:auto-text-indent="false"/>
      <style:text-properties fo:font-size="12pt" officeooo:paragraph-rsid="000aaf8c" style:font-size-asian="12pt"/>
    </style:style>
    <style:style style:name="P39" style:family="paragraph" style:parent-style-name="Standard" style:list-style-name="WW8Num2">
      <style:paragraph-properties fo:margin-left="0cm" fo:margin-right="-1cm" fo:text-indent="0cm" style:auto-text-indent="false"/>
      <style:text-properties fo:font-size="12pt" officeooo:paragraph-rsid="000bf7a4" style:font-size-asian="12pt"/>
    </style:style>
    <style:style style:name="P40" style:family="paragraph" style:parent-style-name="Standard">
      <style:paragraph-properties fo:margin-left="0cm" fo:margin-right="-1cm" fo:text-indent="0cm" style:auto-text-indent="false"/>
      <style:text-properties fo:font-size="12pt" officeooo:rsid="0013fa56" officeooo:paragraph-rsid="0013fa56" style:font-size-asian="12pt"/>
    </style:style>
    <style:style style:name="P41" style:family="paragraph">
      <loext:graphic-properties draw:fill="none" draw:fill-color="#ffffff"/>
      <style:paragraph-properties fo:text-align="center" style:writing-mode="lr-tb"/>
      <style:text-properties fo:font-size="24pt"/>
    </style:style>
    <style:style style:name="T1" style:family="text">
      <style:text-properties fo:font-size="12pt" fo:font-weight="bold" style:font-size-asian="12pt" style:font-weight-asian="bold"/>
    </style:style>
    <style:style style:name="T2" style:family="text">
      <style:text-properties fo:font-size="12pt" fo:font-weight="bold" officeooo:rsid="000a462c" style:font-size-asian="12pt" style:font-weight-asian="bold"/>
    </style:style>
    <style:style style:name="T3" style:family="text">
      <style:text-properties fo:font-size="12pt" style:font-size-asian="12pt"/>
    </style:style>
    <style:style style:name="T4" style:family="text">
      <style:text-properties fo:font-size="12pt" officeooo:rsid="000a462c" style:font-size-asian="12pt"/>
    </style:style>
    <style:style style:name="T5" style:family="text">
      <style:text-properties fo:font-size="12pt" officeooo:rsid="000aaf8c" style:font-size-asian="12pt"/>
    </style:style>
    <style:style style:name="T6" style:family="text">
      <style:text-properties fo:font-size="12pt" officeooo:rsid="000bf7a4" style:font-size-asian="12pt"/>
    </style:style>
    <style:style style:name="T7" style:family="text">
      <style:text-properties fo:font-size="12pt" officeooo:rsid="0011c63f" style:font-size-asian="12pt"/>
    </style:style>
    <style:style style:name="T8" style:family="text">
      <style:text-properties fo:font-size="12pt" officeooo:rsid="0013fa56" style:font-size-asian="12pt"/>
    </style:style>
    <style:style style:name="T9" style:family="text">
      <style:text-properties fo:font-size="12pt" officeooo:rsid="0015498f" style:font-size-asian="12pt"/>
    </style:style>
    <style:style style:name="T10" style:family="text">
      <style:text-properties fo:font-size="12pt" fo:font-weight="normal" officeooo:rsid="000bf7a4" style:font-size-asian="12pt" style:font-weight-asian="normal"/>
    </style:style>
    <style:style style:name="T11" style:family="text">
      <style:text-properties officeooo:rsid="000a462c"/>
    </style:style>
    <style:style style:name="T12" style:family="text">
      <style:text-properties fo:letter-spacing="0.035cm"/>
    </style:style>
    <style:style style:name="T13" style:family="text">
      <style:text-properties fo:letter-spacing="0.035cm" officeooo:rsid="000a462c"/>
    </style:style>
    <style:style style:name="T14" style:family="text">
      <style:text-properties fo:letter-spacing="0.035cm" officeooo:rsid="000aaf8c"/>
    </style:style>
    <style:style style:name="T15" style:family="text">
      <style:text-properties fo:letter-spacing="0.035cm" officeooo:rsid="000bf7a4"/>
    </style:style>
    <style:style style:name="T16" style:family="text">
      <style:text-properties officeooo:rsid="000bf7a4"/>
    </style:style>
    <style:style style:name="T17" style:family="text">
      <style:text-properties officeooo:rsid="000e0495"/>
    </style:style>
    <style:style style:name="T18" style:family="text">
      <style:text-properties officeooo:rsid="0011c63f"/>
    </style:style>
    <style:style style:name="T19" style:family="text">
      <style:text-properties officeooo:rsid="001309b6"/>
    </style:style>
    <style:style style:name="T20" style:family="text">
      <style:text-properties style:use-window-font-color="true" style:font-name="Times New Roman" fo:font-size="12pt" fo:language="fr" fo:country="FR" officeooo:rsid="0013fa56" style:font-name-asian="Times New Roman" style:font-size-asian="12pt" style:font-name-complex="Times New Roman" style:font-size-complex="10pt"/>
    </style:style>
    <style:style style:name="T21" style:family="text"/>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UFR Sciences et Techniques – <text:span text:style-name="T11">Master 1 Informatique</text:span> </text:p>
      <text:p text:style-name="P1">Compte-rendu de la réunion <text:span text:style-name="T11">1</text:span> du projet</text:p>
      <text:p text:style-name="P4"><text:span text:style-name="T13">Mardi</text:span><text:span text:style-name="T12"> </text:span><text:span text:style-name="T13">7</text:span><text:span text:style-name="T12"> novembre 20</text:span><text:span text:style-name="T13">2</text:span><text:span text:style-name="T14">3</text:span></text:p>
      <text:p text:style-name="P8"/>
      <text:p text:style-name="P7"><text:span text:style-name="T1">Présents (</text:span><text:span text:style-name="T2">4</text:span><text:span text:style-name="T1"> personnes)</text:span><text:span text:style-name="T3"> : </text:span><text:span text:style-name="T5">Emmanuel Blanchard, Mathis Boquain, Alexandre Lochain, Oualid Siraji.</text:span></text:p>
      <text:p text:style-name="P15"/>
      <text:p text:style-name="P7"><text:span text:style-name="T1">Points abordés</text:span><text:span text:style-name="T3"> :</text:span></text:p>
      <text:list xml:id="list1792494963" text:style-name="WW8Num2">
        <text:list-item>
          <text:p text:style-name="P37">Review du projet en génral</text:p>
        </text:list-item>
      </text:list>
      <text:p text:style-name="P25"/>
      <text:p text:style-name="P7"><text:span text:style-name="T1">Documents distribués</text:span><text:span text:style-name="T3"> </text:span><text:span text:style-name="T1">avant la réunion</text:span><text:span text:style-name="T3"> (pas de document)</text:span></text:p>
      <text:p text:style-name="P25"/>
      <text:h text:style-name="P28" text:outline-level="1"><text:span text:style-name="T3">Rédacteur : </text:span><text:span text:style-name="T10">Mathis Boquain</text:span><text:span text:style-name="T3"><text:tab/>Relecteur : ***********</text:span></text:h>
      <text:p text:style-name="P8"/>
      <text:p text:style-name="P20"><text:span text:style-name="T1">Début de séance</text:span><text:span text:style-name="T3"> : 1</text:span><text:span text:style-name="T4">3h</text:span><text:span text:style-name="T1"><text:tab/>Fin de séance</text:span><text:span text:style-name="T3"> : 1</text:span><text:span text:style-name="T4">3</text:span><text:span text:style-name="T3">h</text:span><text:span text:style-name="T4">35</text:span></text:p>
      <text:p text:style-name="P11"/>
      <text:p text:style-name="P11"/>
      <text:p text:style-name="P11"/>
      <text:p text:style-name="P12"><draw:line text:anchor-type="char" draw:z-index="0" draw:name="Forme1" draw:style-name="gr1" draw:text-style-name="P41" svg:x1="1.819cm" svg:y1="-0.838cm" svg:x2="12.487cm" svg:y2="-0.838cm"><text:p/></draw:line>Présentation du projet en général de comment chaque partie<text:span text:style-name="T18">s</text:span> du cahier des charges fonctionnent entres elles :</text:p>
      <text:p text:style-name="P12"/>
      <text:p text:style-name="P12">- Présentation d’un data lakehouse et sa structuration : il contient de grandes quanités de données ainsi qu’un data warehouse</text:p>
      <text:p text:style-name="P12">- Présentation d’un data warehouse : il sert <text:span text:style-name="T17">à</text:span> <text:span text:style-name="T17">app</text:span>liquer un certain traitement sur les données à travers 3 étapes </text:p>
      <text:p text:style-name="P12">- Présentation de YoloV8 ainsi que des deux types de données que l’ont va utilisées</text:p>
      <text:p text:style-name="P12">- Présentation des différentes technologies utilisées pour le data <text:span text:style-name="T17">ware</text:span>house (DBT , PostGreSQL)</text:p>
      <text:p text:style-name="P12"/>
      <text:p text:style-name="P34">UFR Sciences et Techniques – <text:span text:style-name="T11">Master 1 Informatique</text:span> </text:p>
      <text:p text:style-name="P2">Compte-rendu de la réunion <text:span text:style-name="T11">1</text:span> du projet</text:p>
      <text:p text:style-name="P5"><text:span text:style-name="T13">Mardi</text:span><text:span text:style-name="T12"> </text:span><text:span text:style-name="T14">21</text:span><text:span text:style-name="T12"> novembre 20</text:span><text:span text:style-name="T13">2</text:span><text:span text:style-name="T14">3</text:span></text:p>
      <text:p text:style-name="P9"/>
      <text:p text:style-name="P23"><text:span text:style-name="T1">Présents (</text:span><text:span text:style-name="T2">4</text:span><text:span text:style-name="T1"> personnes)</text:span><text:span text:style-name="T3"> : </text:span><text:span text:style-name="T5">Emmanuel Blanchard, Mathis Boquain, Alexandre Lochain, Oualid Siraji.</text:span></text:p>
      <text:p text:style-name="P16"/>
      <text:p text:style-name="P23"><text:span text:style-name="T1">Points abordés</text:span><text:span text:style-name="T3"> :</text:span></text:p>
      <text:list xml:id="list121423215717000" text:continue-numbering="true" text:style-name="WW8Num2">
        <text:list-item>
          <text:p text:style-name="P38">Point sur la bibliographie <text:s/></text:p>
        </text:list-item>
        <text:list-item>
          <text:p text:style-name="P38">Travail à faire</text:p>
        </text:list-item>
      </text:list>
      <text:p text:style-name="P26"/>
      <text:p text:style-name="P23"><text:span text:style-name="T1">Documents distribués</text:span><text:span text:style-name="T3"> </text:span><text:span text:style-name="T1">avant la réunion</text:span><text:span text:style-name="T3"> (pas de document)</text:span></text:p>
      <text:p text:style-name="P26"/>
      <text:h text:style-name="P29" text:outline-level="1"><text:span text:style-name="T3">Rédacteur : </text:span><text:span text:style-name="T10">Alexandre Lochain</text:span><text:span text:style-name="T3"><text:tab/>Relecteur : ***********</text:span></text:h>
      <text:p text:style-name="P9"/>
      <text:p text:style-name="P21"><text:span text:style-name="T1">Début de séance</text:span><text:span text:style-name="T3"> : 1</text:span><text:span text:style-name="T5">4</text:span><text:span text:style-name="T4">h</text:span><text:span text:style-name="T1"><text:tab/>Fin de séance</text:span><text:span text:style-name="T3"> : 1</text:span><text:span text:style-name="T5">5h20</text:span></text:p>
      <text:p text:style-name="P9"/>
      <text:p text:style-name="P18"><draw:line text:anchor-type="char" draw:z-index="1" draw:name="Forme 1" draw:style-name="gr1" draw:text-style-name="P41" svg:x1="1.819cm" svg:y1="0.162cm" svg:x2="12.487cm" svg:y2="0.162cm"><text:p/></draw:line></text:p>
      <text:h text:style-name="P31" text:outline-level="2"/>
      <text:p text:style-name="P14">La réunion s’est porté sur une mise au point du travail réalisé jusqu’à cette date. Des questions sur l’utilisation de la librairie YoloV8 sur des personnes marchant et sur des individus dont on ne voit que le buste. Des interrogations sur où placer les keypoints sur les différentes images et vidéos. Des éclaircissement sur la manière d’implémenter la DataLakeHouse en utilisant une base de donnée en local sur Postgres pour commencer, Utiliser <text:span text:style-name="T19">Airbyte pour amener les données vers la base de donnée et Airflow pour automatiser le processus, le logiciel DBT réorganisera le DataLakeHouse. Une mise au point a été faite sur la gestion et la réalisation du projet avec une organisation et une répartition des taches. </text:span><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5">UFR Sciences et Techniques – <text:span text:style-name="T11">Master 1 Informatique</text:span> </text:p>
      <text:p text:style-name="P3">Compte-rendu de la réunion <text:span text:style-name="T16">2</text:span> du projet</text:p>
      <text:p text:style-name="P6"><text:span text:style-name="T15">Jeudi</text:span><text:span text:style-name="T12"> </text:span><text:span text:style-name="T15">30</text:span><text:span text:style-name="T12"> novembre 20</text:span><text:span text:style-name="T13">2</text:span><text:span text:style-name="T14">3</text:span></text:p>
      <text:p text:style-name="P10"/>
      <text:p text:style-name="P24"><text:span text:style-name="T1">Présents (</text:span><text:span text:style-name="T2">4</text:span><text:span text:style-name="T1"> personnes)</text:span><text:span text:style-name="T3"> : </text:span><text:span text:style-name="T5">Emmanuel Blanchard, Mathis Boquain, Alexandre Lochain, Oualid Siraji.</text:span></text:p>
      <text:p text:style-name="P17"/>
      <text:p text:style-name="P24"><text:span text:style-name="T1">Points abordés</text:span><text:span text:style-name="T3"> :</text:span></text:p>
      <text:list xml:id="list121423479457600" text:continue-numbering="true" text:style-name="WW8Num2">
        <text:list-item>
          <text:p text:style-name="P39">Point sur la bibliographie <text:s/></text:p>
        </text:list-item>
        <text:list-item>
          <text:p text:style-name="P39">Travail à faire</text:p>
        </text:list-item>
      </text:list>
      <text:p text:style-name="P27"/>
      <text:p text:style-name="P24"><text:span text:style-name="T1">Documents distribués</text:span><text:span text:style-name="T3"> </text:span><text:span text:style-name="T1">avant la réunion</text:span><text:span text:style-name="T3"> (pas de document)</text:span></text:p>
      <text:p text:style-name="P27"/>
      <text:h text:style-name="P30" text:outline-level="1"><text:span text:style-name="T3">Rédacteur : </text:span><text:span text:style-name="T10">Mathis Boquain</text:span><text:span text:style-name="T3"><text:tab/>Relecteur : ***********</text:span></text:h>
      <text:p text:style-name="P10"/>
      <text:p text:style-name="P22"><text:span text:style-name="T1">Début de séance</text:span><text:span text:style-name="T3"> : 1</text:span><text:span text:style-name="T6">1</text:span><text:span text:style-name="T4">h</text:span><text:span text:style-name="T6">30</text:span><text:span text:style-name="T1"><text:tab/>Fin de séance</text:span><text:span text:style-name="T3"> : 1</text:span><text:span text:style-name="T6">2</text:span><text:span text:style-name="T5">h</text:span><text:span text:style-name="T6">3</text:span><text:span text:style-name="T5">0</text:span></text:p>
      <text:p text:style-name="P10"/>
      <text:p text:style-name="P19"><draw:line text:anchor-type="char" draw:z-index="2" draw:name="Forme 3" draw:style-name="gr1" draw:text-style-name="P41" svg:x1="1.819cm" svg:y1="0.162cm" svg:x2="12.487cm" svg:y2="0.162cm"><text:p/></draw:line></text:p>
      <text:h text:style-name="P32" text:outline-level="2"/>
      <text:p text:style-name="P13"/>
      <text:p text:style-name="P36"><text:span text:style-name="T7">La réunion s’est porté sur une mise au point du travail réalisé jusqu’à cette date. </text:span><text:span text:style-name="T8">Des </text:span><text:span text:style-name="T7">éclaircissement</text:span><text:span text:style-name="T8"> sur le format des </text:span><text:span text:style-name="T20">keypoints</text:span><text:span text:style-name="T8"> extraits à partir des vidéos ainsi qu’une discussion autour d’un pré-traitement (léger) des données avant de les insérer dans le data lakehouse :des annotations, et également l’utilisation d’un lien externe vers les données en brut. Également une discussion autour des vidéos que l’on utilise </text:span><text:span text:style-name="T9">et M. Blanchard nous fournira donc des vidéos pour la détection des émotions. Enfin un </text:span><text:span text:style-name="T7">éclaircissement </text:span><text:span text:style-name="T9">sur le processus pour créer un datalakehouse.</text:span></text:p>
      <text:p text:style-name="P4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Standard" style:class="text">
      <style:paragraph-properties fo:margin-left="-1cm" fo:margin-right="0cm" fo:text-align="justify" style:justify-single-word="false" fo:text-indent="0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left="-1cm" fo:margin-right="0cm" fo:text-align="center" style:justify-single-word="false" fo:text-indent="0cm" style:auto-text-indent="fals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1cm" fo:margin-right="-1cm" fo:text-align="justify" style:justify-single-word="false" fo:text-indent="0cm" style:auto-text-indent="false" fo:keep-with-next="always"/>
      <style:text-properties fo:font-size="12pt" style:font-size-asian="12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e_20_courant" style:display-name="texte courant" style:family="paragraph" style:parent-style-name="Heading_20_3" style:default-outline-level="" style:list-style-name="">
      <style:paragraph-properties fo:margin-left="0cm" fo:margin-right="-1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age_20_Number" style:display-name="Page Number" style:family="text" style:parent-style-name="Police_20_par_20_défaut"/>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499cm" fo:margin-bottom="1.27cm" fo:margin-left="2.499cm" fo:margin-right="2.499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Footer"><text:tab/><text:span text:style-name="Page_20_Number"><text:page-number text:select-page="current">2</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dc:title>IUT Informatique de Calais</dc:title>
    <meta:initial-creator>Claudine Toffolon</meta:initial-creator>
    <meta:creation-date>2002-11-14T17:33:00</meta:creation-date>
    <dc:date>2024-01-10T12:14:21.003000000</dc:date>
    <meta:print-date>2002-11-07T17:41:00</meta:print-date>
    <dc:language>fr-FR</dc:language>
    <meta:editing-cycles>12</meta:editing-cycles>
    <meta:editing-duration>PT37M35S</meta:editing-duration>
    <meta:document-statistic meta:table-count="0" meta:image-count="0" meta:object-count="0" meta:page-count="3" meta:paragraph-count="37" meta:word-count="490" meta:character-count="3053" meta:non-whitespace-character-count="2591"/>
    <meta:user-defined meta:name="Info 1"/>
    <meta:user-defined meta:name="Info 2"/>
    <meta:user-defined meta:name="Info 3"/>
    <meta:user-defined meta:name="Info 4"/>
  </office:meta>
</office:document-meta>
</file>